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sec-1"/><text:bookmark text:name="sec-1"/>Chapter 24 <text:bookmark-end text:name="OrgXref.sec-1"/></text:h>
      <text:h text:style-name="Heading_20_2" text:outline-level="2"><text:bookmark-start text:name="OrgXref.sec-1-1"/><text:bookmark text:name="sec-1-1"/>Mike and Chase <text:bookmark-end text:name="OrgXref.sec-1-1"/></text:h>
      <text:p text:style-name="Text_20_body"><text:tab/>Mike sits down on Chase's bed. Chase who's on a tablet playing solitaire says, "Mike please knock" Mike replies, "Chase, please lock your door" Chase puts the tablet down and says, "Mike this is my room why do you walk in?" Mike shrugs and says, "Chase this time I came in to apologize. Here lately I've been acting weird ever since I found out I liked men. Well I did have sex with a man" Chase picks up the tablet and says, "Yes. Next time tell them not to come in my room asking if I'll join" Mike nods and says, "There won't be a next time. I just wanted to tell you first I'm OK" Chase shrugs. Mike continues, "I took a walk a minute ago filling good at myself for doing something I've wanted to when I saw a cute fox getting mugged. I'm proud to admit I helped her and ended up getting a date" Chase nods and says, "Cool. Now can I get back to my game? I almost won" He shows him the solitaire game. Before starting back. </text:p>
      <text:p text:style-name="Text_20_body"><text:tab/>Mike gets frustrated and says, "Chase, I did something good today" Chase sits up frustrated and says, "Yes you did. But every time I help someone on the side of the road change a tire or give them a jump. I don't go in your room bugging you. Mike says, "I just thought you'd like to know how your big brother did it" </text:p>
      <text:p text:style-name="Text_20_body"><text:tab/>Chase replies, "Mike, why would I care?" Mike replies, " Because one pulled a knife on me and I stopped him. He ended up getting stabbed by his partner who I didn't see had also pulled a knife on me" Chase nods and says, "Mike I'm sorry I'm not excited but I'm trying to get over Cynthia" Mike is puzzled and says, "Who's that?" "You know what whore at work? That bugs us all the time?" Mike nods and says, "Chase what did you do?" Chase sighs and says, "I don't know how it happened. I was carrying a bunch of boards went I got a back spasm. I fell on the floor and well she is a nurse so she insisted on looking at it. None of the guys would help they where to busy and didn't notice I went down" Mike shakes his head and says, "Chase did you file a accident report?" Chase shrugs and says, "Cynthia messaged the cramp out. Then I don't know what happened but we wore in my truck and she was giving me head" Mike covers his face and says, "Chase your the sane one of the family" Chase sighs and says, "Well she kept going until lunch when I took her into the trailer and fucked her" </text:p>
      <text:p text:style-name="Text_20_body"><text:tab/>Mike stands up and says, "Just so you know. The last guy that did her got fired" Chase nods and says, "That's why I"m worried" Mike says, "I'll call Bob" Chase replies, "Don't he didn't say anything after lunch. He didn't act any different" Mike replies, "Trust me he knows what you did" </text:p>
      <text:p text:style-name="Text_20_body"><text:tab/>Mike walks in the hall and calls Bob, their foreman. He answers right off, and says, "Mike I take your calling me about Chase's fling with that fox" Mike replies, "I thought you'd known" Bob replies, "Yeah she drugged him" Mike is shocked and says, "And why are you just now saying something?" Bob replies, "Because we don't know how she did" Mike takes the chance to say, "Well for one why didn't anyone help him" He says, "Because he just stopped and held his back then laid the boards down and disappeared" Mike now confused, "Does he need to get to the hospital?" Bob replies, "I don't know but he passed out in his truck till after lunch when he freaked out thinking he dropped the boards" </text:p>
      <text:p text:style-name="Text_20_body"><text:tab/>Mike walks back into the room and says, "Chase Bob thinks you where drugged" Chase laughs and says, "Whys that" "Because he said you passed out in your truck" </text:p>
      <text:p text:style-name="Text_20_body"><text:tab/>Just then his phone rings. On the other end is a man laughing hard. Chase replies, "Dan what did you do?" "Oh man that was great. I slipped three sleeping pills in your coffee when you wasn't looking. And the greatest thing is they think that that slutty fox did it" Chase is mad and hangs up on him. </text:p>
      <text:h text:style-name="Heading_20_2" text:outline-level="2"><text:bookmark-start text:name="OrgXref.sec-1-2"/><text:bookmark text:name="sec-1-2"/><text:soft-page-break/>Angie's proposition <text:bookmark-end text:name="OrgXref.sec-1-2"/></text:h>
      <text:p text:style-name="Text_20_body"><text:tab/>Angie calls Beth, who after a few rings answers. Then Angie tells says, "Well I just got a phone call from mom. If it's still OK. Jessy can move back in" Beth happily replies, "Oh that's great. I'm glad your mom changed her mind" Angie laughs, "Mom didn't really change her mind as backed into a corner" Beth giggles. Then Angie says, "Beth I know your usually a little cheerful but tonight your more. Did you get a new job already?" "No. It's just me and Vicky has been talking and she agreed to something" </text:p>
      <text:p text:style-name="Text_20_body"><text:tab/>Angie says, "OK …. Well I've been thinking of something myself" She pauses, she's been running it threw her head and thinks it may be to early still. but says, "I recently discovered my biological father" Beth replies, cheerfully, "Oh that's great Angie congratulations" Angie says, "Yeah yeah yeah. and all that stuff. but he gave me a idea with out meaning to. How about you help me open a small place. Nothing big. No strip club or anything. Just mostly a day shift worker then a night guy with some people. Then when one of use or both come in they can go help us" </text:p>
      <text:p text:style-name="Text_20_body"><text:tab/>Beth says, "It's better than my idea but are you willing to down size?" "Beth, the Den failed because it was to big and to pay the bill had to be a front for illegal activity. Stardust same thing. This place will be small. Hell a day job might be able to keep it open. It'll be a lot easier to manage. Saving money on security. We won't basic need our own mini-police department to keep it safe. A few security guards and bouncers will be sufficient" </text:p>
      <text:p text:style-name="Text_20_body"><text:tab/>Beth says, "So how many people are in on this?' Angie replies, "So far just me and you. And the greatest thing. You can still be Vicky's boss she can keep working there. Except she'll be working for me also. But I might be able to talk Kit into joining, also. I still have to work out a lot of kinks in it but if your up to it" Beth cheerfully says, "This is great. Can I still do my practice like I did at the last. I helped a lot of people out" Angie knows she did. One guy came in for his last drink he was going to lay on the rail road tracks and end it. But Beth talked him into getting help then leaving his problem which was a cheating wife. There was a bunch of other people just not as dramatic" </text:p>
      <text:p text:style-name="Text_20_body"><text:tab/>Angie says, "Great if you want to help me prepare a investors meeting since you've had a little experience in meetings" Beth confused asks, "Huh?", in her cheerful voice. Angie laughs and says, "Your a doctor Beth don't y'all have meetings and shit?" Beth replies "Yeah… but those ain't investor meetings. But I do have a friend that went to college for business" Angie agrees then they hang up. </text:p>
      <text:h text:style-name="Heading_20_2" text:outline-level="2"><text:bookmark-start text:name="OrgXref.sec-1-3"/><text:bookmark text:name="sec-1-3"/>Kit <text:bookmark-end text:name="OrgXref.sec-1-3"/></text:h>
      <text:p text:style-name="Text_20_body"><text:tab/>Kit sits on Angie's bed and asks, "I'm sorry I over heard your conversation" Angie says, "We're just throwing idea out right now. It probably will be a complete different idea especially after we have a meeting and the people who want to invest put their ideas in. Then we'll get some designers to look it over and we'll talk to banks" Kit replies, "Angie, Misty tried this route originally didn't she?" "Yes but Misty had sustained a bunch of debt. She didn't have any real investors except us. Then she basically gave us our own bars. Simple went to big to fast. Me and Beth, are starting small then grow as needed" Kit cautiously says, "How much do you have to pay to be a investor?" Angie smiles and says, "Kit if your wanting to be part of this. You already are. You don't need to put any money into it” Kit nods and says, “How am I part of it?” </text:p>
      <text:p text:style-name="Text_20_body"><text:tab/>Kit then smiles and says, "I need to get to bed. I have to be at work tomorrow" Angie shrugs and says, "So do I" Kit replies, "Want to sleep with me?" Angie smiles and says, "OH? and why would I want to?" Kit smiles and lifts up her shirt showing a lacy black bra then going to her roo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10-08T11:28:13.47</dc:date>
    <meta:creation-date>2017-10-08T03:56:11</meta:creation-date>
    <meta:generator>OpenOffice/4.1.3$Win32 OpenOffice.org_project/413m1$Build-9783</meta:generator>
    <meta:keyword>nil</meta:keyword>
    <dc:subject>nil</dc:subject>
    <dc:title>ch24</dc:title>
    <meta:document-statistic meta:table-count="0" meta:image-count="0" meta:object-count="0" meta:page-count="2" meta:paragraph-count="21" meta:word-count="1468" meta:character-count="7626"/>
    <meta:editing-duration>PT7H31M18S</meta:editing-duration>
    <meta:editing-cycles>1</meta:editing-cycles>
  </office:meta>
</office:document-meta>
</file>